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3bf50f" officeooo:paragraph-rsid="003bf50f"/>
    </style:style>
    <style:style style:name="P2" style:family="paragraph" style:parent-style-name="Standard">
      <style:text-properties style:font-name="ARial" fo:font-size="10pt" fo:font-weight="normal" officeooo:rsid="0077f1b5" officeooo:paragraph-rsid="0077f1b5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0pt" fo:font-weight="normal" officeooo:rsid="0006886a" officeooo:paragraph-rsid="0006886a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ARial" fo:font-size="10pt" fo:font-weight="normal" officeooo:rsid="002c4965" officeooo:paragraph-rsid="002c4965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0pt" fo:font-weight="normal" officeooo:rsid="002dcd96" officeooo:paragraph-rsid="002dcd96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ARial" fo:font-size="10pt" fo:font-weight="normal" officeooo:rsid="0009abd9" officeooo:paragraph-rsid="0009abd9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Rial" fo:font-size="10pt" fo:font-weight="normal" officeooo:rsid="00332ee3" officeooo:paragraph-rsid="00332ee3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ARial" fo:font-size="10pt" fo:font-weight="normal" officeooo:rsid="000dbe62" officeooo:paragraph-rsid="002fc556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ARial" fo:font-size="10pt" fo:font-weight="normal" officeooo:rsid="003bf50f" officeooo:paragraph-rsid="003bf50f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ARial" fo:font-size="10pt" officeooo:rsid="0004b20a" officeooo:paragraph-rsid="000c04d6" style:font-size-asian="10pt" style:font-size-complex="10pt"/>
    </style:style>
    <style:style style:name="P11" style:family="paragraph" style:parent-style-name="Standard">
      <style:text-properties style:font-name="ARial" fo:font-size="10pt" officeooo:rsid="0004b20a" officeooo:paragraph-rsid="0034288a" style:font-size-asian="10pt" style:font-size-complex="10pt"/>
    </style:style>
    <style:style style:name="P12" style:family="paragraph" style:parent-style-name="Standard">
      <style:text-properties style:font-name="ARial" fo:font-size="10pt" officeooo:rsid="000d0974" officeooo:paragraph-rsid="002fc556" style:font-size-asian="10pt" style:font-size-complex="10pt"/>
    </style:style>
    <style:style style:name="P13" style:family="paragraph" style:parent-style-name="Standard">
      <style:text-properties style:font-name="ARial" fo:font-size="10pt" officeooo:rsid="00332ee3" officeooo:paragraph-rsid="00332ee3" style:font-size-asian="10pt" style:font-size-complex="10pt"/>
    </style:style>
    <style:style style:name="P14" style:family="paragraph" style:parent-style-name="Standard">
      <style:text-properties style:font-name="ARial" fo:font-size="10pt" officeooo:rsid="00332ee3" officeooo:paragraph-rsid="004109d3" style:font-size-asian="10pt" style:font-size-complex="10pt"/>
    </style:style>
    <style:style style:name="P15" style:family="paragraph" style:parent-style-name="Standard">
      <style:text-properties style:font-name="ARial" fo:font-size="10pt" officeooo:rsid="0035167d" officeooo:paragraph-rsid="003ac209" style:font-size-asian="10pt" style:font-size-complex="10pt"/>
    </style:style>
    <style:style style:name="P16" style:family="paragraph" style:parent-style-name="Standard">
      <style:text-properties style:font-name="ARial" fo:font-size="10pt" officeooo:rsid="0015ab00" officeooo:paragraph-rsid="006a8df8" style:font-size-asian="10pt" style:font-size-complex="10pt"/>
    </style:style>
    <style:style style:name="P17" style:family="paragraph" style:parent-style-name="Standard">
      <style:text-properties style:font-name="ARial" fo:font-size="10pt" officeooo:rsid="0015ab00" officeooo:paragraph-rsid="006f0fd9" style:font-size-asian="10pt" style:font-size-complex="10pt"/>
    </style:style>
    <style:style style:name="P18" style:family="paragraph" style:parent-style-name="Standard">
      <style:text-properties style:font-name="ARial" fo:font-size="10pt" officeooo:rsid="0015ab00" officeooo:paragraph-rsid="006ffaac" style:font-size-asian="10pt" style:font-size-complex="10pt"/>
    </style:style>
    <style:style style:name="P19" style:family="paragraph" style:parent-style-name="Standard">
      <style:text-properties style:font-name="ARial" fo:font-size="10pt" officeooo:rsid="0015ab00" officeooo:paragraph-rsid="0073d588" style:font-size-asian="10pt" style:font-size-complex="10pt"/>
    </style:style>
    <style:style style:name="P20" style:family="paragraph" style:parent-style-name="Standard">
      <style:text-properties style:font-name="ARial" fo:font-size="10pt" officeooo:rsid="0015ab00" officeooo:paragraph-rsid="00752ea1" style:font-size-asian="10pt" style:font-size-complex="10pt"/>
    </style:style>
    <style:style style:name="P21" style:family="paragraph" style:parent-style-name="Standard">
      <style:text-properties style:font-name="ARial" fo:font-size="10pt" officeooo:rsid="00656d91" officeooo:paragraph-rsid="00656d91" style:font-size-asian="10pt" style:font-size-complex="10pt"/>
    </style:style>
    <style:style style:name="P22" style:family="paragraph" style:parent-style-name="Standard">
      <style:text-properties style:font-name="ARial" fo:font-size="10pt" officeooo:rsid="006f0fd9" officeooo:paragraph-rsid="006f0fd9" style:font-size-asian="10pt" style:font-size-complex="10pt"/>
    </style:style>
    <style:style style:name="P23" style:family="paragraph" style:parent-style-name="Standard">
      <style:text-properties style:font-name="ARial" fo:font-size="10pt" officeooo:rsid="006ffaac" officeooo:paragraph-rsid="006ffaac" style:font-size-asian="10pt" style:font-size-complex="10pt"/>
    </style:style>
    <style:style style:name="P24" style:family="paragraph" style:parent-style-name="Standard">
      <style:text-properties style:font-name="ARial" fo:font-size="10pt" officeooo:rsid="006ffaac" officeooo:paragraph-rsid="0073d588" style:font-size-asian="10pt" style:font-size-complex="10pt"/>
    </style:style>
    <style:style style:name="P25" style:family="paragraph" style:parent-style-name="Standard">
      <style:text-properties style:font-name="ARial" fo:font-size="10pt" officeooo:rsid="0073d588" officeooo:paragraph-rsid="0073d588" style:font-size-asian="10pt" style:font-size-complex="10pt"/>
    </style:style>
    <style:style style:name="P26" style:family="paragraph" style:parent-style-name="Standard">
      <style:text-properties style:font-name="ARial" fo:font-size="10pt" officeooo:rsid="0073d588" officeooo:paragraph-rsid="00752ea1" style:font-size-asian="10pt" style:font-size-complex="10pt"/>
    </style:style>
    <style:style style:name="P27" style:family="paragraph" style:parent-style-name="Standard">
      <style:text-properties style:font-name="ARial" fo:font-size="10pt" officeooo:rsid="00752ea1" officeooo:paragraph-rsid="00752ea1" style:font-size-asian="10pt" style:font-size-complex="10pt"/>
    </style:style>
    <style:style style:name="P28" style:family="paragraph" style:parent-style-name="Standard">
      <style:text-properties style:font-name="ARial" fo:font-size="10pt" officeooo:rsid="0021bbc1" officeooo:paragraph-rsid="0021bbc1" style:font-size-asian="10pt" style:font-size-complex="10pt"/>
    </style:style>
    <style:style style:name="P29" style:family="paragraph" style:parent-style-name="Standard">
      <style:text-properties style:font-name="ARial" fo:font-size="10pt" officeooo:rsid="0021bbc1" officeooo:paragraph-rsid="0024fe63" style:font-size-asian="10pt" style:font-size-complex="10pt"/>
    </style:style>
    <style:style style:name="P30" style:family="paragraph" style:parent-style-name="Standard">
      <style:text-properties style:font-name="ARial" fo:font-size="10pt" officeooo:rsid="0024fe63" officeooo:paragraph-rsid="0024fe63" style:font-size-asian="10pt" style:font-size-complex="10pt"/>
    </style:style>
    <style:style style:name="P31" style:family="paragraph" style:parent-style-name="Standard">
      <style:text-properties style:font-name="ARial" fo:font-size="10pt" officeooo:paragraph-rsid="0024fe63" style:font-size-asian="10pt" style:font-size-complex="10pt"/>
    </style:style>
    <style:style style:name="P32" style:family="paragraph" style:parent-style-name="Standard">
      <style:text-properties style:font-name="ARial" fo:font-size="10pt" officeooo:rsid="0025167c" officeooo:paragraph-rsid="0025167c" style:font-size-asian="10pt" style:font-size-complex="10pt"/>
    </style:style>
    <style:style style:name="P33" style:family="paragraph" style:parent-style-name="Standard">
      <style:text-properties style:font-name="ARial" fo:font-size="10pt" officeooo:rsid="0025167c" officeooo:paragraph-rsid="00261612" style:font-size-asian="10pt" style:font-size-complex="10pt"/>
    </style:style>
    <style:style style:name="P34" style:family="paragraph" style:parent-style-name="Standard">
      <style:text-properties style:font-name="ARial" fo:font-size="10pt" officeooo:rsid="0025167c" officeooo:paragraph-rsid="0034d6b1" style:font-size-asian="10pt" style:font-size-complex="10pt"/>
    </style:style>
    <style:style style:name="P35" style:family="paragraph" style:parent-style-name="Standard">
      <style:text-properties style:font-name="ARial" fo:font-size="10pt" officeooo:rsid="0025167c" officeooo:paragraph-rsid="002a5a4a" style:font-size-asian="10pt" style:font-size-complex="10pt"/>
    </style:style>
    <style:style style:name="P36" style:family="paragraph" style:parent-style-name="Standard">
      <style:text-properties style:font-name="ARial" fo:font-size="10pt" officeooo:paragraph-rsid="002a5a4a" style:font-size-asian="10pt" style:font-size-complex="10pt"/>
    </style:style>
    <style:style style:name="P37" style:family="paragraph" style:parent-style-name="Standard">
      <style:text-properties style:font-name="ARial" fo:font-size="10pt" officeooo:rsid="002a43af" officeooo:paragraph-rsid="002a5a4a" style:font-size-asian="10pt" style:font-size-complex="10pt"/>
    </style:style>
    <style:style style:name="P38" style:family="paragraph" style:parent-style-name="Standard">
      <style:text-properties style:font-name="ARial" fo:font-size="10pt" officeooo:rsid="002a5a4a" officeooo:paragraph-rsid="002a5a4a" style:font-size-asian="10pt" style:font-size-complex="10pt"/>
    </style:style>
    <style:style style:name="P39" style:family="paragraph" style:parent-style-name="Standard">
      <style:text-properties style:font-name="ARial" fo:font-size="10pt" officeooo:paragraph-rsid="0034288a" style:font-size-asian="10pt" style:font-size-complex="10pt"/>
    </style:style>
    <style:style style:name="P40" style:family="paragraph" style:parent-style-name="Standard">
      <style:text-properties style:font-name="ARial" fo:font-size="10pt" officeooo:rsid="000c04d6" officeooo:paragraph-rsid="000c04d6" style:font-size-asian="10pt" style:font-size-complex="10pt"/>
    </style:style>
    <style:style style:name="P41" style:family="paragraph" style:parent-style-name="Standard">
      <style:text-properties style:font-name="ARial" fo:font-size="10pt" fo:font-weight="bold" officeooo:rsid="007f8278" officeooo:paragraph-rsid="007f8278" style:font-size-asian="10pt" style:font-weight-asian="bold" style:font-size-complex="10pt" style:font-weight-complex="bold"/>
    </style:style>
    <style:style style:name="P42" style:family="paragraph" style:parent-style-name="Standard">
      <style:text-properties fo:font-size="10pt" officeooo:rsid="00447ee6" officeooo:paragraph-rsid="00447ee6" style:font-size-asian="10pt" style:font-size-complex="10pt"/>
    </style:style>
    <style:style style:name="P43" style:family="paragraph" style:parent-style-name="Standard">
      <style:text-properties style:font-name="ARial" fo:font-size="10pt" fo:font-weight="bold" officeooo:rsid="0084948f" officeooo:paragraph-rsid="0084948f" style:font-size-asian="10pt" style:font-weight-asian="bold" style:font-size-complex="10pt" style:font-weight-complex="bold"/>
    </style:style>
    <style:style style:name="P44" style:family="paragraph" style:parent-style-name="Standard">
      <style:text-properties style:font-name="ARial" fo:font-size="10pt" fo:font-weight="bold" officeooo:rsid="00a2afad" officeooo:paragraph-rsid="00a2afad" style:font-size-asian="10pt" style:font-weight-asian="bold" style:font-size-complex="10pt" style:font-weight-complex="bold"/>
    </style:style>
    <style:style style:name="P45" style:family="paragraph" style:parent-style-name="Standard">
      <style:text-properties style:font-name="ARial" fo:font-size="10pt" fo:font-weight="normal" officeooo:rsid="0037c873" officeooo:paragraph-rsid="003ac209" style:font-size-asian="10pt" style:font-weight-asian="normal" style:font-size-complex="10pt" style:font-weight-complex="normal"/>
    </style:style>
    <style:style style:name="P46" style:family="paragraph" style:parent-style-name="Standard">
      <style:text-properties style:font-name="ARial" fo:font-size="10pt" officeooo:rsid="0015ab00" officeooo:paragraph-rsid="00a2afad" style:font-size-asian="10pt" style:font-size-complex="10pt"/>
    </style:style>
    <style:style style:name="P47" style:family="paragraph" style:parent-style-name="Standard">
      <style:text-properties style:font-name="ARial" fo:font-size="10pt" officeooo:rsid="0015ab00" officeooo:paragraph-rsid="00a81d66" style:font-size-asian="10pt" style:font-size-complex="10pt"/>
    </style:style>
    <style:style style:name="P48" style:family="paragraph" style:parent-style-name="Standard">
      <style:text-properties style:font-name="ARial" fo:font-size="10pt" officeooo:rsid="0015ab00" officeooo:paragraph-rsid="00aa62fe" style:font-size-asian="10pt" style:font-size-complex="10pt"/>
    </style:style>
    <style:style style:name="P49" style:family="paragraph" style:parent-style-name="Standard">
      <style:text-properties style:font-name="ARial" fo:font-size="10pt" officeooo:rsid="0015ab00" officeooo:paragraph-rsid="00abff3e" style:font-size-asian="10pt" style:font-size-complex="10pt"/>
    </style:style>
    <style:style style:name="P50" style:family="paragraph" style:parent-style-name="Standard">
      <style:text-properties style:font-name="ARial" fo:font-size="10pt" officeooo:rsid="00a5bb40" officeooo:paragraph-rsid="00a5bb40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6fd57" style:font-weight-asian="bold" style:font-weight-complex="bold"/>
    </style:style>
    <style:style style:name="T3" style:family="text">
      <style:text-properties fo:font-weight="bold" officeooo:rsid="00474eb1" style:font-weight-asian="bold" style:font-weight-complex="bold"/>
    </style:style>
    <style:style style:name="T4" style:family="text">
      <style:text-properties fo:font-weight="bold" officeooo:rsid="008a380e" style:font-weight-asian="bold" style:font-weight-complex="bold"/>
    </style:style>
    <style:style style:name="T5" style:family="text">
      <style:text-properties fo:font-weight="bold" officeooo:rsid="004109d3" style:font-weight-asian="bold" style:font-weight-complex="bold"/>
    </style:style>
    <style:style style:name="T6" style:family="text">
      <style:text-properties fo:font-weight="bold" officeooo:rsid="004cf6af" style:font-weight-asian="bold" style:font-weight-complex="bold"/>
    </style:style>
    <style:style style:name="T7" style:family="text">
      <style:text-properties fo:font-weight="bold" officeooo:rsid="004dbde7" style:font-weight-asian="bold" style:font-weight-complex="bold"/>
    </style:style>
    <style:style style:name="T8" style:family="text">
      <style:text-properties fo:font-weight="bold" officeooo:rsid="004f6479" style:font-weight-asian="bold" style:font-weight-complex="bold"/>
    </style:style>
    <style:style style:name="T9" style:family="text">
      <style:text-properties fo:font-weight="bold" officeooo:rsid="00a6439a" style:font-weight-asian="bold" style:font-weight-complex="bold"/>
    </style:style>
    <style:style style:name="T10" style:family="text">
      <style:text-properties fo:font-weight="bold" officeooo:rsid="0058d992" style:font-weight-asian="bold" style:font-weight-complex="bold"/>
    </style:style>
    <style:style style:name="T11" style:family="text">
      <style:text-properties fo:font-weight="bold" officeooo:rsid="005baf5c" style:font-weight-asian="bold" style:font-weight-complex="bold"/>
    </style:style>
    <style:style style:name="T12" style:family="text">
      <style:text-properties fo:font-weight="bold" officeooo:rsid="005bec43" style:font-weight-asian="bold" style:font-weight-complex="bold"/>
    </style:style>
    <style:style style:name="T13" style:family="text">
      <style:text-properties fo:font-weight="bold" officeooo:rsid="005e2a70" style:font-weight-asian="bold" style:font-weight-complex="bold"/>
    </style:style>
    <style:style style:name="T14" style:family="text">
      <style:text-properties fo:font-weight="bold" officeooo:rsid="00607d8d" style:font-weight-asian="bold" style:font-weight-complex="bold"/>
    </style:style>
    <style:style style:name="T15" style:family="text">
      <style:text-properties fo:font-weight="bold" officeooo:rsid="00aa62fe" style:font-weight-asian="bold" style:font-weight-complex="bold"/>
    </style:style>
    <style:style style:name="T16" style:family="text">
      <style:text-properties officeooo:rsid="000a99b6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d0974" style:font-weight-asian="normal" style:font-weight-complex="normal"/>
    </style:style>
    <style:style style:name="T19" style:family="text">
      <style:text-properties fo:font-weight="normal" officeooo:rsid="000dbe62" style:font-weight-asian="normal" style:font-weight-complex="normal"/>
    </style:style>
    <style:style style:name="T20" style:family="text">
      <style:text-properties fo:font-weight="normal" officeooo:rsid="00100758" style:font-weight-asian="normal" style:font-weight-complex="normal"/>
    </style:style>
    <style:style style:name="T21" style:family="text">
      <style:text-properties fo:font-weight="normal" officeooo:rsid="001914dc" style:font-weight-asian="normal" style:font-weight-complex="normal"/>
    </style:style>
    <style:style style:name="T22" style:family="text">
      <style:text-properties fo:font-weight="normal" officeooo:rsid="00363868" style:font-weight-asian="normal" style:font-weight-complex="normal"/>
    </style:style>
    <style:style style:name="T23" style:family="text">
      <style:text-properties fo:font-weight="normal" officeooo:rsid="003dabad" style:font-weight-asian="normal" style:font-weight-complex="normal"/>
    </style:style>
    <style:style style:name="T24" style:family="text">
      <style:text-properties fo:font-weight="normal" officeooo:rsid="003f349d" style:font-weight-asian="normal" style:font-weight-complex="normal"/>
    </style:style>
    <style:style style:name="T25" style:family="text">
      <style:text-properties fo:font-weight="normal" officeooo:rsid="004109d3" style:font-weight-asian="normal" style:font-weight-complex="normal"/>
    </style:style>
    <style:style style:name="T26" style:family="text">
      <style:text-properties fo:font-weight="normal" officeooo:rsid="00457866" style:font-weight-asian="normal" style:font-weight-complex="normal"/>
    </style:style>
    <style:style style:name="T27" style:family="text">
      <style:text-properties fo:font-weight="normal" officeooo:rsid="002ee128" style:font-weight-asian="normal" style:font-weight-complex="normal"/>
    </style:style>
    <style:style style:name="T28" style:family="text">
      <style:text-properties fo:font-weight="normal" officeooo:rsid="00a3d658" style:font-weight-asian="normal" style:font-weight-complex="normal"/>
    </style:style>
    <style:style style:name="T29" style:family="text">
      <style:text-properties fo:font-weight="normal" officeooo:rsid="00aa62fe" style:font-weight-asian="normal" style:font-weight-complex="normal"/>
    </style:style>
    <style:style style:name="T30" style:family="text">
      <style:text-properties officeooo:rsid="0021bbc1"/>
    </style:style>
    <style:style style:name="T31" style:family="text">
      <style:text-properties officeooo:rsid="002a43af"/>
    </style:style>
    <style:style style:name="T32" style:family="text">
      <style:text-properties officeooo:rsid="002a5a4a"/>
    </style:style>
    <style:style style:name="T33" style:family="text">
      <style:text-properties style:font-name="ARial" fo:font-weight="normal" style:font-weight-asian="normal" style:font-weight-complex="normal"/>
    </style:style>
    <style:style style:name="T34" style:family="text">
      <style:text-properties style:font-name="ARial" fo:font-weight="normal" officeooo:rsid="0049d9a2" style:font-weight-asian="normal" style:font-weight-complex="normal"/>
    </style:style>
    <style:style style:name="T35" style:family="text">
      <style:text-properties style:font-name="ARial" officeooo:rsid="0015ab00"/>
    </style:style>
    <style:style style:name="T36" style:family="text">
      <style:text-properties style:font-name="ARial" fo:font-weight="bold" style:font-weight-asian="bold" style:font-weight-complex="bold"/>
    </style:style>
    <style:style style:name="T37" style:family="text">
      <style:text-properties style:font-name="ARial" fo:font-weight="bold" officeooo:rsid="0049d9a2" style:font-weight-asian="bold" style:font-weight-complex="bold"/>
    </style:style>
    <style:style style:name="T38" style:family="text">
      <style:text-properties style:font-name="ARial" fo:font-weight="bold" officeooo:rsid="009f80ad" style:font-weight-asian="bold" style:font-weight-complex="bold"/>
    </style:style>
    <style:style style:name="T39" style:family="text">
      <style:text-properties style:font-name="ARial" fo:font-weight="bold" officeooo:rsid="00a130a2" style:font-weight-asian="bold" style:font-weight-complex="bold"/>
    </style:style>
    <style:style style:name="T40" style:family="text">
      <style:text-properties officeooo:rsid="004cf6af"/>
    </style:style>
    <style:style style:name="T41" style:family="text">
      <style:text-properties officeooo:rsid="004dbde7"/>
    </style:style>
    <style:style style:name="T42" style:family="text">
      <style:text-properties officeooo:rsid="004f6479"/>
    </style:style>
    <style:style style:name="T43" style:family="text">
      <style:text-properties officeooo:rsid="0058d992"/>
    </style:style>
    <style:style style:name="T44" style:family="text">
      <style:text-properties officeooo:rsid="005baf5c"/>
    </style:style>
    <style:style style:name="T45" style:family="text">
      <style:text-properties officeooo:rsid="005bec43"/>
    </style:style>
    <style:style style:name="T46" style:family="text">
      <style:text-properties officeooo:rsid="005e2a70"/>
    </style:style>
    <style:style style:name="T47" style:family="text">
      <style:text-properties officeooo:rsid="00607d8d"/>
    </style:style>
    <style:style style:name="T48" style:family="text">
      <style:text-properties officeooo:rsid="00626fe9"/>
    </style:style>
    <style:style style:name="T49" style:family="text">
      <style:text-properties officeooo:rsid="00656d91"/>
    </style:style>
    <style:style style:name="T50" style:family="text">
      <style:text-properties officeooo:rsid="0067fa55"/>
    </style:style>
    <style:style style:name="T51" style:family="text">
      <style:text-properties officeooo:rsid="006a8df8"/>
    </style:style>
    <style:style style:name="T52" style:family="text">
      <style:text-properties officeooo:rsid="006bcbd3"/>
    </style:style>
    <style:style style:name="T53" style:family="text">
      <style:text-properties officeooo:rsid="006f0fd9"/>
    </style:style>
    <style:style style:name="T54" style:family="text">
      <style:text-properties officeooo:rsid="006ffaac"/>
    </style:style>
    <style:style style:name="T55" style:family="text">
      <style:text-properties officeooo:rsid="00752ea1"/>
    </style:style>
    <style:style style:name="T56" style:family="text">
      <style:text-properties officeooo:rsid="007969ed"/>
    </style:style>
    <style:style style:name="T57" style:family="text">
      <style:text-properties officeooo:rsid="007b5b91"/>
    </style:style>
    <style:style style:name="T58" style:family="text">
      <style:text-properties fo:font-size="10pt" fo:font-weight="normal" style:font-size-asian="10pt" style:font-weight-asian="normal" style:font-size-complex="10pt" style:font-weight-complex="normal"/>
    </style:style>
    <style:style style:name="T59" style:family="text">
      <style:text-properties fo:font-size="10pt" fo:font-weight="normal" officeooo:rsid="003c41b7" style:font-size-asian="10pt" style:font-weight-asian="normal" style:font-size-complex="10pt" style:font-weight-complex="normal"/>
    </style:style>
    <style:style style:name="T60" style:family="text">
      <style:text-properties fo:font-size="10pt" fo:font-weight="normal" officeooo:rsid="003dabad" style:font-size-asian="10pt" style:font-weight-asian="normal" style:font-size-complex="10pt" style:font-weight-complex="normal"/>
    </style:style>
    <style:style style:name="T61" style:family="text">
      <style:text-properties fo:font-size="10pt" fo:font-weight="normal" officeooo:rsid="003f349d" style:font-size-asian="10pt" style:font-weight-asian="normal" style:font-size-complex="10pt" style:font-weight-complex="normal"/>
    </style:style>
    <style:style style:name="T62" style:family="text">
      <style:text-properties fo:font-size="10pt" fo:font-weight="normal" officeooo:rsid="00332ee3" style:font-size-asian="10pt" style:font-weight-asian="normal" style:font-size-complex="10pt" style:font-weight-complex="normal"/>
    </style:style>
    <style:style style:name="T63" style:family="text">
      <style:text-properties fo:font-size="10pt" fo:font-weight="normal" officeooo:rsid="008a770c" style:font-size-asian="10pt" style:font-weight-asian="normal" style:font-size-complex="10pt" style:font-weight-complex="normal"/>
    </style:style>
    <style:style style:name="T64" style:family="text">
      <style:text-properties fo:font-size="10pt" fo:font-weight="normal" officeooo:rsid="0095225b" style:font-size-asian="10pt" style:font-weight-asian="normal" style:font-size-complex="10pt" style:font-weight-complex="normal"/>
    </style:style>
    <style:style style:name="T65" style:family="text">
      <style:text-properties fo:font-size="10pt" fo:font-weight="normal" officeooo:rsid="0097e671" style:font-size-asian="10pt" style:font-weight-asian="normal" style:font-size-complex="10pt" style:font-weight-complex="normal"/>
    </style:style>
    <style:style style:name="T66" style:family="text">
      <style:text-properties fo:font-size="10pt" fo:font-weight="bold" officeooo:rsid="004323dc" style:font-size-asian="10pt" style:font-weight-asian="bold" style:font-size-complex="10pt" style:font-weight-complex="bold"/>
    </style:style>
    <style:style style:name="T67" style:family="text">
      <style:text-properties fo:font-size="10pt" fo:font-weight="bold" officeooo:rsid="00427538" style:font-size-asian="10pt" style:font-weight-asian="bold" style:font-size-complex="10pt" style:font-weight-complex="bold"/>
    </style:style>
    <style:style style:name="T68" style:family="text">
      <style:text-properties fo:font-size="10pt" fo:font-weight="bold" officeooo:rsid="008d8955" style:font-size-asian="10pt" style:font-weight-asian="bold" style:font-size-complex="10pt" style:font-weight-complex="bold"/>
    </style:style>
    <style:style style:name="T69" style:family="text">
      <style:text-properties fo:font-size="10pt" fo:font-weight="bold" officeooo:rsid="0095225b" style:font-size-asian="10pt" style:font-weight-asian="bold" style:font-size-complex="10pt" style:font-weight-complex="bold"/>
    </style:style>
    <style:style style:name="T70" style:family="text">
      <style:text-properties fo:font-size="10pt" fo:font-weight="bold" officeooo:rsid="0097e671" style:font-size-asian="10pt" style:font-weight-asian="bold" style:font-size-complex="10pt" style:font-weight-complex="bold"/>
    </style:style>
    <style:style style:name="T71" style:family="text">
      <style:text-properties fo:font-size="10pt" fo:font-weight="bold" officeooo:rsid="009e3f6f" style:font-size-asian="10pt" style:font-weight-asian="bold" style:font-size-complex="10pt" style:font-weight-complex="bold"/>
    </style:style>
    <style:style style:name="T72" style:family="text">
      <style:text-properties officeooo:rsid="0088d077"/>
    </style:style>
    <style:style style:name="T73" style:family="text">
      <style:text-properties officeooo:rsid="00a3d6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laybook</text:span><text:line-break/>Descreve a infraestrutura e a ordem de deploy em um arquivo simples nomeado YAML.<text:line-break/><text:line-break/><text:span text:style-name="T56">- </text:span>Modulos em Ansible podem ser escritos em qualquer linguagem<text:line-break/></text:p>
      <text:p text:style-name="P3">ssh-agent bash</text:p>
      <text:p text:style-name="P4">ssh-keygen</text:p>
      <text:p text:style-name="P4">ssh-copy-id -i .ssh/id_rsa.pub 192.168.0.16</text:p>
      <text:p text:style-name="P5">ssh-add .ssh/id_rsa.pub</text:p>
      <text:p text:style-name="P3"/>
      <text:p text:style-name="P6">apt-get install python3-venv<text:line-break/>export LC_ALL=”en_US.UTF-8”</text:p>
      <text:p text:style-name="P6">export LC_CTYPE=”en_US.UTF-8”</text:p>
      <text:p text:style-name="P6">sudo dpkg-reconfigure locales<text:line-break/>python3 -m venv venv</text:p>
      <text:p text:style-name="P3"><text:span text:style-name="T16">pip install ansible # pip = instalacao de modulos python</text:span><text:line-break/></text:p>
      <text:p text:style-name="P10"><text:span text:style-name="T1">Instalacao</text:span><text:line-break/># apt-add-repository -y ppa:ansible/ansible<text:line-break/># apt-get update<text:line-break/># apt-get install -y ansible<text:line-break/><text:span text:style-name="T57">ou</text:span><text:line-break/># </text:p>
      <text:p text:style-name="P41"><text:line-break/><text:span text:style-name="T72">### </text:span>DICA</text:p>
      <text:p text:style-name="P40"><text:span text:style-name="T17">Adicionar no /etc/hosts o IP do fsociety01 </text:span><text:span text:style-name="T27">e fsociety02<text:line-break/><text:line-break/><text:line-break/></text:span><text:span text:style-name="T18"># ansible -i hosts all</text:span><text:span text:style-name="T19"> -m ping</text:span></text:p>
      <text:p text:style-name="P12"><text:span text:style-name="T20">-i =&gt; inventario<text:line-break/></text:span><text:span text:style-name="T19">-m =&gt; modulo</text:span></text:p>
      <text:p text:style-name="P8"/>
      <text:p text:style-name="P43">Pingando o host</text:p>
      <text:p text:style-name="P13"><text:span text:style-name="T19"># </text:span><text:span text:style-name="T17">ansible -i hosts web -m ping<text:line-break/># ansible -i hosts db -m ping<text:line-break/></text:span></text:p>
      <text:p text:style-name="P15"><text:span text:style-name="T17"># ansible -i hosts all -m shell -a ‘ip addr </text:span><text:span text:style-name="T22">show </text:span><text:span text:style-name="T17">enp0s3’<text:line-break/></text:span><text:span text:style-name="T26">-a =&gt; atributos, argumentos</text:span><text:span text:style-name="T17"><text:line-break/><text:line-break/></text:span><text:span text:style-name="T2">Instalando pacote</text:span></text:p>
      <text:p text:style-name="P45"># ansible -i hosts all -b -m apt -a ‘name=bb state=present’<text:line-break/>-b =&gt; habilitar o sudo para ter permissao.</text:p>
      <text:p text:style-name="P13"><text:span text:style-name="T17"><text:line-break/></text:span><text:span text:style-name="T3">Instalando </text:span><text:span text:style-name="T4">pacote </text:span><text:span text:style-name="T3">com usuario especcifico</text:span></text:p>
      <text:p text:style-name="P9"># ansible -i hosts all -b --become-user suporte -m apt -a ‘name=bb state=present’</text:p>
      <text:p text:style-name="P1"><text:span text:style-name="T58"><text:line-break/></text:span><text:span text:style-name="T70">Instalando pacote com o modulo package </text:span><text:span text:style-name="T71">(identifica automaticamente o gerenciador de pacote)</text:span><text:span text:style-name="T65"><text:line-break/># ansible -i hosts all -b -m package -a ‘name=vim state=present’</text:span><text:span text:style-name="T58"><text:line-break/><text:line-break/></text:span><text:span text:style-name="T68">Baixando repositorio git no diretorio /opt dos hosts</text:span><text:span text:style-name="T58"><text:line-break/># ansible -i hosts all -b -m git -a ‘repo=</text:span><text:a xlink:type="simple" xlink:href="https://github.com/badtux/giropops-monitoring.git" text:style-name="Internet_20_link" text:visited-style-name="Visited_20_Internet_20_Link"><text:span text:style-name="T58">https://github.com/badtux</text:span></text:a><text:a xlink:type="simple" xlink:href="https://github.com/badtux/giropops-monitoring.git" text:style-name="Internet_20_link" text:visited-style-name="Visited_20_Internet_20_Link"><text:span text:style-name="T63">x</text:span></text:a><text:a xlink:type="simple" xlink:href="https://github.com/badtux/giropops-monitoring.git" text:style-name="Internet_20_link" text:visited-style-name="Visited_20_Internet_20_Link"><text:span text:style-name="T58">/giropops-monitoring.git</text:span></text:a><text:span text:style-name="T58"> dest=/opt version=HEAD’<text:line-break/><text:line-break/></text:span><text:span text:style-name="T66">Copiando arquivo</text:span><text:span text:style-name="T58"><text:line-break/></text:span><text:span text:style-name="T59"># ansible -i hosts all -b -m copy -a ‘src=/etc/hosts dest=/tmp/hosts-fsociety01’</text:span><text:span text:style-name="T60"><text:line-break/><text:line-break/></text:span><text:soft-page-break/><text:span text:style-name="T67">Criando arquivo</text:span><text:span text:style-name="T60"><text:line-break/># ansible -i hosts all -b -m file -a ‘dest=/tmp/criando-arquivo.txt mode=644 owner=suporte group=root </text:span><text:span text:style-name="T61">state=touch</text:span><text:span text:style-name="T60">’<text:line-break/><text:line-break/></text:span><text:span text:style-name="T69">Criando diretorio</text:span><text:span text:style-name="T64"><text:line-break/># ansible -i hosts all -b -m file -a ‘dest=/tmp/criando-diretorio mode=755 owner=suporte group=suporte state=directory’</text:span><text:span text:style-name="T62"><text:line-break/></text:span></text:p>
      <text:p text:style-name="P14"><text:span text:style-name="T5">Removendo arquivo</text:span><text:span text:style-name="T17"><text:line-break/></text:span><text:span text:style-name="T23"># ansible -i hosts all -b -m file -a ‘dest=/tmp/criando-arquivo.txt </text:span><text:span text:style-name="T24">state=</text:span><text:span text:style-name="T25">absent</text:span><text:span text:style-name="T23">’</text:span></text:p>
      <text:p text:style-name="P7"/>
      <text:p text:style-name="P42"><text:span text:style-name="T36">Ver setup </text:span><text:span text:style-name="T39">(facts)</text:span><text:span text:style-name="T36">: </text:span><text:span text:style-name="T38">possibilidade de usar as variaveis no playbook</text:span><text:span text:style-name="T33"><text:line-break/># ansible -i hosts all -m setup<text:line-break/><text:line-break/></text:span><text:span text:style-name="T37">Instalando pacote com yum</text:span><text:span text:style-name="T33"><text:line-break/></text:span><text:span text:style-name="T34"># </text:span><text:span text:style-name="T35">ansible -i hosts all -b -m yum -a ‘name=vim state=present’</text:span></text:p>
      <text:p text:style-name="P46"><text:span text:style-name="T21">-b =&gt; informar que utiliza sudo</text:span><text:line-break/><text:line-break/></text:p>
      <text:p text:style-name="P44"><text:span text:style-name="T28">###</text:span><text:span text:style-name="T73"> </text:span>Filtrando conteudos do Setup</text:p>
      <text:p text:style-name="P46"/>
      <text:p text:style-name="P50"><text:span text:style-name="T9">Ver</text:span><text:span text:style-name="T1"> distribuicao</text:span><text:line-break/># ansible -i hosts all -b -m setup -a ‘filter=ansible_distribution’</text:p>
      <text:p text:style-name="P47"><text:line-break/><text:span text:style-name="T6">Ver memoria livre</text:span><text:span text:style-name="T40"><text:line-break/># </text:span>ansible -i hosts all -m setup -a ‘filter=ansible_memfree_mb’<text:line-break/><text:line-break/><text:span text:style-name="T7">Ver nome do no</text:span><text:span text:style-name="T41"><text:line-break/># </text:span>ansible -i hosts all -m setup -a ‘filter=ansible_nodename’<text:line-break/><text:line-break/><text:span text:style-name="T8">Criando usuario</text:span><text:span text:style-name="T42"><text:line-break/># ansible -i hosts all -b -m user -a ‘name=giropops’<text:line-break/><text:line-break/></text:span><text:span text:style-name="T8">Criando usuario com senha(GIROPOPS)</text:span><text:span text:style-name="T42"><text:line-break/># python -c ‘import crypt; print crypt.crypt(“GIROPOPS”, “$6$randon_salt”)’<text:line-break/># </text:span>ansible -i hosts all -b -m user -a “name=giropops2 password=’&lt;HASH&gt;’ “</text:p>
      <text:p text:style-name="P48"><text:span text:style-name="T10">vai ficar assim algo assim…</text:span><text:span text:style-name="T43"><text:line-break/># ansible -i hosts all -b -m user -a "name=giropops password='$6$randon_salt$FDhtFwy2AXaqHZxkPueo7sgS7WriitQAboNu7HOCY4s59.sMw3WUvhxEP.GpyO14z6hhjyLh497ZqSpNVO3nV0'"</text:span><text:line-break/><text:line-break/><text:span text:style-name="T11">Instalando nginx no servidor web</text:span><text:span text:style-name="T44"><text:line-break/># ansible -i hosts web -b -m apt -a “name=nginx state=present”</text:span><text:line-break/><text:line-break/><text:span text:style-name="T12">Instalando nginx no CentOS e mantendo o servico up</text:span><text:span text:style-name="T45"><text:line-break/># </text:span>ansible -i hosts webserver -m service -a “name=nginx state=started”<text:line-break/><text:line-break/><text:span text:style-name="T13">Criando diretorio no alvo</text:span><text:span text:style-name="T46"><text:line-break/># ansible -i hosts all -b -m file -a ‘dest=/tmp/criando-diretorio mode=755 owner=suporte group=root state=directory’</text:span></text:p>
      <text:p text:style-name="P49"><text:line-break/><text:span text:style-name="T14">Copiando arquivo index.html para o server web</text:span><text:line-break/><text:span text:style-name="T47"># echo “GIROPOPS STRIGUS GIRUS” &gt; index.html<text:line-break/># ansible -i hosts web -b -m copy -a ‘src=index.html dest=/var/www/html/’</text:span></text:p>
      <text:p text:style-name="P49"/>
      <text:p text:style-name="P49"><text:soft-page-break/><text:span text:style-name="T47"><text:line-break/># mkdir /p /opt/ansible/nginx/basic/tasks<text:line-break/># vim /opt/ansible/nginx/main.yml<text:line-break/> name: “Instalando o Nginx”<text:line-break/> apt: pkg=nginx state=installed<text:line-break/># vim /opt/ansible/playbook.yml</text:span></text:p>
      <text:p text:style-name="P21">---</text:p>
      <text:p text:style-name="P16"><text:span text:style-name="T49">- hosts: web<text:line-break/> become: true<text:line-break/> roles:<text:line-break/> - basic<text:line-break/># ansible-playbook -i ../hosts playbook.yml</text:span><text:line-break/><text:line-break/><text:line-break/><text:span text:style-name="T50">### Agora vamos mudar o nome da role “basic” para “web”<text:line-break/># mv /opt/ansible/nginx/roles/basic /opt/ansible/nginx/roles/web<text:line-break/># mkdir -p /opt/ansible/nginx/roles/db/tasks</text:span><text:line-break/><text:span text:style-name="T50"># vim /opt/ansible/nginx/roles/db/tasks/main.yml<text:line-break/>---</text:span><text:line-break/><text:span text:style-name="T50">- name: “Instalando os pacotes necessarios para o DB”<text:line-break/> <text:s/>apt: pkg={{ item }} state=present<text:line-break/> <text:s/>with_items:</text:span></text:p>
      <text:p text:style-name="P16"><text:s text:c="4"/><text:span text:style-name="T51">- sqlite<text:line-break/> <text:s text:c="3"/>- mysql-server<text:line-break/> <text:s text:c="3"/>- galera-3</text:span></text:p>
      <text:p text:style-name="P17"><text:s/><text:span text:style-name="T51"># vim /opt/ansible/nginx/roles/web/tasks/main.yml<text:line-break/>---</text:span><text:line-break/><text:span text:style-name="T51">- name: “Instalando os pacotes necessarios para a nossa app web”<text:line-break/> <text:s/>apt: pkg={{ item }} state=present<text:line-break/> <text:s/>with_items:<text:line-break/> <text:s/>- nginx<text:line-break/> <text:s/>- git<text:line-break/> <text:s/>- nmap<text:line-break/> <text:s/>- php</text:span><text:line-break/><text:span text:style-name="T52">### Mudar o playbook<text:line-break/># vim /opt/ansible/nginx/playbook.yml<text:line-break/>---<text:line-break/>- name: “Instalando os pacotes WEB”</text:span><text:line-break/> <text:span text:style-name="T52"><text:s/>hosts: web<text:line-break/> <text:s/>become: true<text:line-break/> <text:s/>roles:<text:line-break/> <text:s text:c="3"/>- web<text:line-break/><text:line-break/>- name: “Instalando os pacotes DB”<text:line-break/> <text:s/>hosts: db<text:line-break/> <text:s/>become: true<text:line-break/> <text:s/>roles:<text:line-break/> <text:s text:c="3"/>- db<text:line-break/># ansible-playbook -i ../hosts playbook.yml</text:span><text:line-break/><text:line-break/><text:line-break/><text:span text:style-name="T53"># mkdir /opt/ansible/nginx/roles/web/handlers<text:line-break/># vim /opt/ansible/nginx/roles/web/handlers/main.yml<text:line-break/>---</text:span></text:p>
      <text:p text:style-name="P22">- name: "restart nginx"</text:p>
      <text:p text:style-name="P22"><text:s text:c="2"/>service: name=nginx state=restarted</text:p>
      <text:p text:style-name="P17"><text:soft-page-break/></text:p>
      <text:p text:style-name="P22">- name: "start nginx"</text:p>
      <text:p text:style-name="P22"><text:s text:c="2"/>service: name=nginx state=started</text:p>
      <text:p text:style-name="P17"/>
      <text:p text:style-name="P22">- name: "stop nginx"</text:p>
      <text:p text:style-name="P18"><text:span text:style-name="T53"><text:s text:c="2"/>service: name=nginx state=stopped</text:span><text:line-break/><text:span text:style-name="T54"># vim /opt/ansible/nginx/roles/web/tasks/main.yml<text:line-break/>---</text:span></text:p>
      <text:p text:style-name="P23">- name: "Instalando os pacotes necessarios para a nossa app web"</text:p>
      <text:p text:style-name="P23"><text:s text:c="2"/>apt: pkg={{ item }} state=present</text:p>
      <text:p text:style-name="P23"><text:s text:c="2"/>with_items:</text:p>
      <text:p text:style-name="P23"><text:s text:c="2"/>- nginx</text:p>
      <text:p text:style-name="P23"><text:s text:c="2"/>- git</text:p>
      <text:p text:style-name="P23"><text:s text:c="2"/>- nmap</text:p>
      <text:p text:style-name="P23"><text:s text:c="2"/>- php</text:p>
      <text:p text:style-name="P24"><text:s text:c="2"/>notify: restart nginx<text:line-break/># ansible-playbook -i ../hosts playbook.yml<text:line-break/><text:line-break/># vim /opt/ansible/nginx/roles/web/tasks/main.yml<text:line-break/>---</text:p>
      <text:p text:style-name="P25">- name: "Instalando os pacotes necessarios para a nossa app web"</text:p>
      <text:p text:style-name="P25"><text:s text:c="2"/>apt: pkg={{ item }} state=present</text:p>
      <text:p text:style-name="P25"><text:s text:c="2"/>with_items:</text:p>
      <text:p text:style-name="P25"><text:s text:c="2"/>- nginx</text:p>
      <text:p text:style-name="P25"><text:s text:c="2"/>- git</text:p>
      <text:p text:style-name="P25"><text:s text:c="2"/>- nmap</text:p>
      <text:p text:style-name="P25"><text:s text:c="2"/>- php</text:p>
      <text:p text:style-name="P25"><text:s text:c="2"/>notify: restart nginx</text:p>
      <text:p text:style-name="P19"/>
      <text:p text:style-name="P25">- name: "Copiando o arquivo index.html personalizado para a maquina web"</text:p>
      <text:p text:style-name="P25"><text:s text:c="2"/>template: src=index.html.j2 dest=/var/www/html/index.htmlA # template com python</text:p>
      <text:p text:style-name="P26"><text:s text:c="2"/>notify: restart nginx<text:line-break/># mkdir /opt/ansible/nginx/roles/web/templates<text:line-break/># vim /opt/ansible/nginx/roles/web/templates/index.html.j2<text:line-break/>&lt;html&gt;</text:p>
      <text:p text:style-name="P27"><text:s/>&lt;head&gt;</text:p>
      <text:p text:style-name="P27"><text:s text:c="2"/>&lt;title&gt; Aula de Ansible - HPD &lt;/title&gt;</text:p>
      <text:p text:style-name="P27"><text:s/>&lt;/head&gt;</text:p>
      <text:p text:style-name="P27"><text:s/>&lt;body&gt;</text:p>
      <text:p text:style-name="P27"><text:s/>&lt;/br&gt;</text:p>
      <text:p text:style-name="P27"><text:s text:c="2"/>&lt;a href=http://{{ ansible_default_ipv4.address }}/index.html&gt;HomePage&lt;/a&gt;</text:p>
      <text:p text:style-name="P27"><text:s text:c="2"/>&lt;/br&gt;</text:p>
      <text:p text:style-name="P27"><text:s/>&lt;/body&gt;</text:p>
      <text:p text:style-name="P20"><text:span text:style-name="T55">&lt;/html&gt;<text:line-break/># ansible-playbook -i ../hosts playbook.yml</text:span><text:line-break/><text:line-break/><text:line-break/><text:span text:style-name="T30"><text:line-break/></text:span></text:p>
      <text:p text:style-name="P28">1. Instalar um NGINX com a pagina index.html personalizada</text:p>
      <text:p text:style-name="P28">2. Nao esquecer de criar um arquivo index.html para que possa ser copiado para a maquina alvo<text:line-break/>3. Nao esquecer de verificar o caminho default do index.html na maquina alvo</text:p>
      <text:p text:style-name="P29">4. Nao esquecer de instalar e checar que esta em pe o servico<text:line-break/></text:p>
      <text:p text:style-name="P30">mkdir -p nginx/basic/tasks</text:p>
      <text:p text:style-name="P30"><text:soft-page-break/>vim roles/basic/tasks/main.yml<text:line-break/>---<text:line-break/> - name: “Instalando o Nginx”</text:p>
      <text:p text:style-name="P30"><text:s text:c="2"/>apt: “Instalando o Nginx”</text:p>
      <text:p text:style-name="P30"><text:s text:c="2"/>apt: pkg=nginx state=installed<text:line-break/> <text:s/>:wq!</text:p>
      <text:p text:style-name="P31"/>
      <text:p text:style-name="P32">/opt/nginx# vim playbook.yml<text:line-break/>---<text:line-break/> - hosts: web<text:line-break/> <text:s/>become: true <text:s/>## ou seja, vai precisar de root</text:p>
      <text:p text:style-name="P32"><text:s text:c="2"/>roles:</text:p>
      <text:p text:style-name="P33"><text:s text:c="2"/>- basic<text:line-break/> <text:s/>:wq!<text:line-break/><text:line-break/>ansible-playbook -i ../hosts playbook.yml<text:line-break/></text:p>
      <text:p text:style-name="P34"><text:lin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line-break/>mkdir -p /opt/nginx/roles/db/tasks<text:line-break/></text:p>
      <text:p text:style-name="P36"/>
      <text:p text:style-name="P36"/>
      <text:p text:style-name="P35"><text:line-break/><text:line-break/>---<text:line-break/> - name: “Instalando os pacotes necessarios para o DB”<text:line-break/> <text:s text:c="2"/>apt: pkg={{ item }} state=present<text:line-break/> <text:s text:c="2"/>with_items:<text:line-break/> <text:s text:c="2"/>- sqlite<text:line-break/> <text:s text:c="2"/>- mysql-server<text:line-break/> <text:s text:c="2"/><text:line-break/></text:p>
      <text:p text:style-name="P37">cat roles/web/tasks/main.yml<text:line-break/>---<text:line-break/>- name: “Instalando os pacotes necessarios <text:line-break/>##### ok</text:p>
      <text:p text:style-name="P38">mkdir roles/web/handlers</text:p>
      <text:p text:style-name="P38">vim roles/web/handlers/main.yml</text:p>
      <text:p text:style-name="P38">cat roles/web/handlers/main.yml<text:line-break/>---</text:p>
      <text:p text:style-name="P37">- name: restart nginx</text:p>
      <text:p text:style-name="P37"><text:s text:c="2"/>service: name=nginx state=restarted<text:line-break/><text:line-break/>- name: start nginx</text:p>
      <text:p text:style-name="P37"><text:soft-page-break/><text:s text:c="2"/>service: name=nginx state=started<text:line-break/><text:line-break/>-name: stop nginx<text:line-break/> service: name=nginx state=stopped<text:line-break/><text:line-break/><text:line-break/>vim /roles/web/tasks/main.yml<text:line-break/>cat roles/web/tasks/main.yml<text:line-break/>---<text:line-break/>- name: “Instalando os pacotes necessarios para a nossa app web”<text:line-break/> <text:s/>apt: pkg={{ item }} state=present<text:line-break/> <text:s/>with_items:</text:p>
      <text:p text:style-name="P37">- nginx<text:line-break/> - git<text:line-break/> - nmap<text:line-break/> - php<text:line-break/> notify: restart nginx<text:line-break/><text:line-break/># ansible-playbook -i ../hosts playbook.yml<text:line-break/>cat roles/db/tasks/main.yml<text:line-break/>---<text:line-break/>- name: “Instalando os pacotes necessarios para o DB:”<text:line-break/> <text:s/>apt: pkg={{ item }} state=present</text:p>
      <text:p text:style-name="P36"><text:s text:c="2"/><text:span text:style-name="T32">with_items:<text:line-break/> <text:s/>- sqlite<text:line-break/> <text:s/>- mysql-server<text:line-break/> <text:s/>- galera-3</text:span></text:p>
      <text:p text:style-name="P39"><text:span text:style-name="T31"><text:line-break/><text:line-break/><text:line-break/><text:line-break/><text:line-break/><text:line-break/><text:line-break/></text:span> ansible -i hosts all -b -m file -a 'dest=/tmp/criando-arquivo.txt mode=644 owner=ubuntu group=root state=touch'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08:30:04.893153019</meta:creation-date>
    <meta:generator>LibreOffice/5.3.6.1$Linux_X86_64 LibreOffice_project/30$Build-1</meta:generator>
    <dc:date>2018-05-26T08:51:45.903333458</dc:date>
    <meta:editing-duration>PT7H49M21S</meta:editing-duration>
    <meta:editing-cycles>136</meta:editing-cycles>
    <meta:document-statistic meta:table-count="0" meta:image-count="0" meta:object-count="0" meta:page-count="6" meta:paragraph-count="90" meta:word-count="1003" meta:character-count="7416" meta:non-whitespace-character-count="6282"/>
  </office:meta>
</office:document-meta>
</file>